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Arial, Geneva, sans-serif"/>
    <style:font-face style:name="DejaVu Sans1" svg:font-family="'DejaVu Sans'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Droid Serif"/>
    </style:style>
    <style:style style:name="P2" style:family="paragraph" style:parent-style-name="Standard">
      <style:paragraph-properties fo:text-align="center" style:justify-single-word="false"/>
      <style:text-properties style:font-name="Droid Serif" officeooo:rsid="0019c75c" officeooo:paragraph-rsid="0019c75c"/>
    </style:style>
    <style:style style:name="P3" style:family="paragraph" style:parent-style-name="Standard">
      <style:paragraph-properties fo:text-align="start" style:justify-single-word="false"/>
      <style:text-properties style:font-name="Droid Serif" officeooo:rsid="0019c75c" officeooo:paragraph-rsid="0019c75c"/>
    </style:style>
    <style:style style:name="P4" style:family="paragraph" style:parent-style-name="Standard">
      <style:paragraph-properties fo:text-align="center" style:justify-single-word="false"/>
      <style:text-properties style:font-name="Droid Serif" fo:font-size="24pt" fo:font-weight="bold" officeooo:rsid="0019c75c" officeooo:paragraph-rsid="0019c75c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roid Serif" fo:font-size="16pt" fo:font-weight="bold" officeooo:rsid="001a76da" officeooo:paragraph-rsid="001a76da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Droid Serif" officeooo:rsid="0019c75c" officeooo:paragraph-rsid="0019c75c"/>
    </style:style>
    <style:style style:name="P7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Droid Serif" fo:font-size="12pt" officeooo:rsid="0019c75c" officeooo:paragraph-rsid="0019c75c" style:font-size-asian="12pt" style:font-size-complex="12pt"/>
    </style:style>
    <style:style style:name="T1" style:family="text">
      <style:text-properties fo:font-variant="normal" fo:text-transform="none" fo:color="#000000" style:font-name="Lucida Grande" fo:font-size="9pt" fo:letter-spacing="normal" fo:font-style="normal" fo:font-weight="normal"/>
    </style:style>
    <style:style style:name="T2" style:family="text">
      <style:text-properties fo:font-variant="normal" fo:text-transform="none" fo:color="#000000" fo:font-size="9pt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haron's Cookbook</text:p>
      <text:p text:style-name="P5"><text:span text:style-name="T4">by</text:span> Sharon Turner</text:p>
      <text:p text:style-name="P2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3">© 2015 Sharon Turner. All rights reserved.</text:span><text:line-break/><text:span text:style-name="T3">urn:fdc:bradczerniak.com:2015:turner-cookbo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" svg:font-family="'Lucida Grande', Arial, Geneva, sans-serif"/>
    <style:font-face style:name="DejaVu Sans1" svg:font-family="'DejaVu Sans'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22:48:36.497827516</meta:creation-date>
    <dc:date>2015-04-24T22:54:43.831359828</dc:date>
    <meta:editing-duration>PT6M6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2" meta:paragraph-count="3" meta:word-count="13" meta:character-count="121" meta:non-whitespace-character-count="111"/>
  </office:meta>
</office:document-meta>
</file>